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8dbbb" officeooo:paragraph-rsid="0008dbbb"/>
    </style:style>
    <style:style style:name="P3" style:family="paragraph" style:parent-style-name="Text_20_body">
      <style:text-properties officeooo:rsid="000b3ad7" officeooo:paragraph-rsid="000b3ad7"/>
    </style:style>
    <style:style style:name="P4" style:family="paragraph" style:parent-style-name="Text_20_body">
      <style:text-properties officeooo:rsid="001060f6" officeooo:paragraph-rsid="001060f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3ab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54924" officeooo:paragraph-rsid="00154924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officeooo:rsid="0014c3ab" officeooo:paragraph-rsid="0014c3a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3289" style:font-size-asian="10pt" style:font-size-complex="10pt"/>
    </style:style>
    <style:style style:name="T3" style:family="text">
      <style:text-properties officeooo:rsid="00098405"/>
    </style:style>
    <style:style style:name="T4" style:family="text">
      <style:text-properties officeooo:rsid="000df2d3"/>
    </style:style>
    <style:style style:name="T5" style:family="text">
      <style:text-properties officeooo:rsid="0014c3ab"/>
    </style:style>
    <style:style style:name="T6" style:family="text">
      <style:text-properties officeooo:rsid="0015ad67"/>
    </style:style>
    <style:style style:name="T7" style:family="text">
      <style:text-properties officeooo:rsid="00161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9" text:outline-level="1">Les moindres carrés</text:h>
      <text:p text:style-name="P5"/>
      <text:p text:style-name="P7"><text:tab/><text:a xlink:type="simple" xlink:href="http://math.unice.fr/~diener/MAB07/MCO.pdf">http://math.unice.fr/~diener/MAB07/MCO.pdf</text:a></text:p>
      <text:p text:style-name="P7"/>
      <text:h text:style-name="P10" text:outline-level="1">Programmation linéaire</text:h>
      <text:p text:style-name="P6"/>
      <text:p text:style-name="P8">Revoir <text:span text:style-name="T7">méthode</text:span> <text:span text:style-name="T6">du simplexe</text:span></text:p>
      <text:h text:style-name="P9" text:outline-level="1">Programmation <text:span text:style-name="T5">n</text:span>on <text:span text:style-name="T5">linéair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73289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eysseire Daniel </text:span><text:span text:style-name="MT2">Notes de RTIP</text:span></text:p>
      </style:header>
      <style:footer>
        <text:p text:style-name="MP1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08:52:58</meta:creation-date>
    <meta:editing-duration>PT12H15M13S</meta:editing-duration>
    <meta:editing-cycles>27</meta:editing-cycles>
    <meta:generator>LibreOffice/4.2.6.3$Linux_x86 LibreOffice_project/420m0$Build-3</meta:generator>
    <dc:date>2014-10-10T23:50:11.321041142</dc:date>
    <dc:creator>JackDanny </dc:creator>
    <meta:document-statistic meta:table-count="0" meta:image-count="0" meta:object-count="0" meta:page-count="1" meta:paragraph-count="7" meta:word-count="19" meta:character-count="167" meta:non-whitespace-character-count="154"/>
  </office:meta>
</office:document-meta>
</file>